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Segoe UI" style:font-name-asian="Segoe UI" style:font-name-complex="Segoe U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Segoe UI" style:font-name-asian="Segoe UI" style:font-name-complex="Segoe UI" fo:font-size="12pt" style:font-size-asian="12pt" style:font-size-complex="12pt" fo:font-weight="normal" style:font-weight-asian="normal" style:font-weight-complex="normal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87375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13.308541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0pt" style:use-optimal-row-height="true" fo:break-before="auto"/>
    </style:style>
    <style:style style:name="ro3" style:family="table-row">
      <style:table-row-properties style:row-height="19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Header HEX</text:p>
          </table:table-cell>
          <table:table-cell office:value-type="string" table:style-name="ce1">
            <text:p>Footer HEX</text:p>
          </table:table-cell>
          <table:table-cell office:value-type="string" table:style-name="ce1">
            <text:p>RAW</text:p>
          </table:table-cell>
          <table:table-cell office:value-type="string" table:style-name="ce1">
            <text:p>JSON Länge das config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 text:c="2"/>0 <text:s text:c="2"/>| 04 85 C5 92 <text:s text:c="4"/>| Å</text:p>
            <text:p><text:s text:c="2"/>1 <text:s text:c="2"/>| 14 13 90 00 <text:s text:c="4"/>|<text:s/></text:p>
            <text:p><text:s text:c="2"/>2 <text:s text:c="2"/>| 44 00 00 00 <text:s text:c="4"/>| D</text:p>
            <text:p><text:s text:c="2"/>3 <text:s text:c="2"/>| E1 10 EF 00 <text:s text:c="4"/>| áï</text:p>
            <text:p><text:s text:c="2"/>4 <text:s text:c="2"/>| 03 FF 02 FB <text:s text:c="4"/>| ÿû</text:p>
            <text:p><text:s text:c="2"/>5 <text:s text:c="2"/>| C2 06 00 00 <text:s text:c="4"/>| Â</text:p>
            <text:p><text:s text:c="2"/>6 <text:s text:c="2"/>| 02 EF 72 2F <text:s text:c="4"/>| ïr/</text:p>
            <text:p><text:s text:c="2"/>7 <text:s text:c="2"/>| 6A 73 6F 6E <text:s text:c="4"/>| json</text:p>
          </table:table-cell>
          <table:table-cell office:value-type="string" table:style-name="ce3">
            <text:p>223 <text:s text:c="2"/>| 31 30 30 30 <text:s text:c="4"/>| 1000</text:p>
            <text:p>224 <text:s text:c="2"/>| 00 00 00 00 <text:s text:c="4"/>|</text:p>
            <text:p>225 <text:s text:c="2"/>| 00 00 00 00 <text:s text:c="4"/>|<text:s/></text:p>
            <text:p>226 <text:s text:c="2"/>| 00 00 00 00 <text:s text:c="4"/>|<text:s/></text:p>
            <text:p>227 <text:s text:c="2"/>| 00 00 00 FF <text:s text:c="4"/>| ÿ</text:p>
            <text:p>228 <text:s text:c="2"/>| 00 00 00 00 <text:s text:c="4"/>|</text:p>
            <text:p>229 <text:s text:c="2"/>| 00 00 00 00 <text:s text:c="4"/>|<text:s/></text:p>
            <text:p>230 <text:s text:c="2"/>| 00 00 00 00 <text:s text:c="4"/>|<text:s/></text:p>
            <text:p>231 <text:s text:c="2"/>| 00 00 00 00 <text:s text:c="4"/>|</text:p>
            <text:p>232 <text:s text:c="2"/>| 09 31 F8 48 <text:s text:c="4"/>| <text:s text:c="6"/>1øH</text:p>
            <text:p>233 <text:s text:c="2"/>| 08 01 00 00 <text:s text:c="4"/>|<text:s/></text:p>
          </table:table-cell>
          <table:table-cell office:value-type="string" table:style-name="ce4">
            <text:p>ÅDáïÿûÂïr/json{"title":"3.0.3","Info":"BLE_FW_NRG","FW_RS":"bet3","properties":{"Name":{"init":"BPUCK_ID_15CHAR","value":"dd"},"EN":{"init":0,"value":1},"Power":{"items":[-40,-20,-16,-12,-8,-4,0,3,4],"init":0,"value":4},"Format":{"items":["Id","iBeacon","Eddystone"],"init":"Id","value":"Id"},"AdvRec":{"minimum":0.1,"maximum":10,"init":3,"value":1},"MfrData":{"init":0,"value":1},"MfrID":{"init":"010203040506","value":"000000000000"},"BattVoltSR":{"init":0,"value":1},"UUID":{"init":"0102030405060708090A0B0C0D0E0F10","value":"0102030405060708090A0B0C0D0E0F10"},"Major":{"init":"020B","value":"020B"},"Minor":{"init":"010A","value":"010A"},"NID":{"init":"0102030405060708090A","value":"0102030405060708090A"},"BID":{"init":"010203040A0B","value":"010203040A0B"}}}þ03040A0B"}}}þBBB:"bet3"}þ.0,"init":10.0,"value":86400.0},"AccThresh":{"minimum":32,"maximum":8000,"init":1000ÿ1øH</text:p>
          </table:table-cell>
          <table:table-cell office:value-type="string" table:style-name="ce6">
            <text:p>751 Zeichen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<text:s text:c="2"/>0 <text:s text:c="2"/>| 04 85 C5 92 <text:s text:c="4"/>| Å</text:p>
            <text:p><text:s text:c="2"/>1 <text:s text:c="2"/>| 14 13 90 00 <text:s text:c="4"/>|<text:s/></text:p>
            <text:p><text:s text:c="2"/>2 <text:s text:c="2"/>| 44 00 00 00 <text:s text:c="4"/>| D</text:p>
            <text:p><text:s text:c="2"/>3 <text:s text:c="2"/>| E1 10 EF 00 <text:s text:c="4"/>| áï</text:p>
            <text:p><text:s text:c="2"/>4 <text:s text:c="2"/>| 03 FF 02 FB <text:s text:c="4"/>| ÿû</text:p>
            <text:p><text:s text:c="2"/>5 <text:s text:c="2"/>| C2 06 00 00 <text:s text:c="4"/>| Â</text:p>
            <text:p><text:s text:c="2"/>6 <text:s text:c="2"/>| 02 EF 72 2F <text:s text:c="4"/>| ïr/</text:p>
            <text:p><text:s text:c="2"/>7 <text:s text:c="2"/>| 6A 73 6F 6E <text:s text:c="4"/>| json</text:p>
          </table:table-cell>
          <table:table-cell office:value-type="string" table:style-name="ce2">
            <text:p>223 <text:s text:c="2"/>| 31 30 30 30 <text:s text:c="4"/>| 1000</text:p>
            <text:p>224 <text:s text:c="2"/>| 00 00 00 00 <text:s text:c="4"/>|<text:s/></text:p>
            <text:p>225 <text:s text:c="2"/>| 00 00 00 00 <text:s text:c="4"/>|<text:s/></text:p>
            <text:p>226 <text:s text:c="2"/>| 00 00 00 00 <text:s text:c="4"/>|</text:p>
            <text:p>227 <text:s text:c="2"/>| 00 00 00 FF <text:s text:c="4"/>| ÿ</text:p>
            <text:p>228 <text:s text:c="2"/>| 00 00 00 00 <text:s text:c="4"/>|<text:s/></text:p>
            <text:p>229 <text:s text:c="2"/>| 00 00 00 00 <text:s text:c="4"/>|<text:s/></text:p>
            <text:p>230 <text:s text:c="2"/>| 00 00 00 00 <text:s text:c="4"/>|</text:p>
            <text:p>231 <text:s text:c="2"/>| 00 00 00 00 <text:s text:c="4"/>|<text:s/></text:p>
            <text:p>232 <text:s text:c="2"/>| 09 31 F8 48 <text:s text:c="4"/>| <text:s text:c="6"/>1øH</text:p>
            <text:p>233 <text:s text:c="2"/>| 08 01 00 00 <text:s text:c="4"/>|</text:p>
          </table:table-cell>
          <table:table-cell office:value-type="string" table:style-name="ce3">
            <text:p>ÅDáïÿûÂïr/json{"title":"3.0.3","Info":"BLE_FW_NRG","FW_RS":"bet3","properties":{"Name":{"init":"BPUCK_ID_15CHAR","value":"a"},"EN":{"init":0,"value":1},"Power":{"items":[-40,-20,-16,-12,-8,-4,0,3,4],"init":0,"value":4},"Format":{"items":["Id","iBeacon","Eddystone"],"init":"Id","value":"Id"},"AdvRec":{"minimum":0.1,"maximum":10,"init":3,"value":10},"MfrData":{"init":0,"value":1},"MfrID":{"init":"010203040506","value":"000000000000"},"BattVoltSR":{"init":0,"value":1},"UUID":{"init":"0102030405060708090A0B0C0D0E0F10","value":"0102030405060708090A0B0C0D0E0F10"},"Major":{"init":"020B","value":"020B"},"Minor":{"init":"010A","value":"010A"},"NID":{"init":"0102030405060708090A","value":"0102030405060708090A"},"BID":{"init":"010203040A0B","value":"010203040A0B"}}}þ03040A0B"}}}þBBB:"bet3"}þ.0,"init":10.0,"value":86400.0},"AccThresh":{"minimum":32,"maximum":8000,"init":1000ÿ1øH</text:p>
          </table:table-cell>
          <table:table-cell office:value-type="string" table:style-name="ce5">
            <text:p> <text:span text:style-name="T1">751 Zeichen</text:span>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<text:s text:c="2"/>0 <text:s text:c="2"/>| 04 85 C5 92 <text:s text:c="4"/>| Å</text:p>
            <text:p><text:s text:c="2"/>1 <text:s text:c="2"/>| 14 13 90 00 <text:s text:c="4"/>|<text:s/></text:p>
            <text:p><text:s text:c="2"/>2 <text:s text:c="2"/>| 44 00 00 00 <text:s text:c="4"/>| D</text:p>
            <text:p><text:s text:c="2"/>3 <text:s text:c="2"/>| E1 10 EF 00 <text:s text:c="4"/>| áï</text:p>
            <text:p><text:s text:c="2"/>4 <text:s text:c="2"/>| 03 FF 02 FC <text:s text:c="4"/>| ÿü</text:p>
            <text:p><text:s text:c="2"/>5 <text:s text:c="2"/>| C2 06 00 00 <text:s text:c="4"/>| Â</text:p>
            <text:p><text:s text:c="2"/>6 <text:s text:c="2"/>| 02 F0 72 2F <text:s text:c="4"/>| ðr/</text:p>
            <text:p><text:s text:c="2"/>7 <text:s text:c="2"/>| 6A 73 6F 6E <text:s text:c="4"/>| json</text:p>
            <text:p><text:s text:c="2"/>8 <text:s text:c="2"/>| 7B 22 74 69 <text:s text:c="4"/>| {"ti</text:p>
            <text:p><text:s text:c="2"/>9 <text:s text:c="2"/>| 74 6C 65 22 <text:s text:c="4"/>| tle"</text:p>
            <text:p><text:s/>10 <text:s text:c="2"/>| 3A 22 33 2E <text:s text:c="4"/>| :"3.</text:p>
            <text:p><text:s/>11 <text:s text:c="2"/>| 30 2E 33 22 <text:s text:c="4"/>| 0.3"</text:p>
            <text:p><text:s/>12 <text:s text:c="2"/>| 2C 22 49 6E <text:s text:c="4"/>| ,"In</text:p>
            <text:p><text:s/>13 <text:s text:c="2"/>| 66 6F 22 3A <text:s text:c="4"/>| fo":</text:p>
            <text:p><text:s/>14 <text:s text:c="2"/>| 22 42 4C 45 <text:s text:c="4"/>| "BLE</text:p>
            <text:p><text:s/>15 <text:s text:c="2"/>| 5F 46 57 5F <text:s text:c="4"/>| _FW_</text:p>
            <text:p><text:s/>16 <text:s text:c="2"/>| 4E 52 47 22 <text:s text:c="4"/>| NRG"</text:p>
            <text:p><text:s/>17 <text:s text:c="2"/>| 2C 22 46 57 <text:s text:c="4"/>| ,"FW</text:p>
            <text:p><text:s/>18 <text:s text:c="2"/>| 5F 52 53 22 <text:s text:c="4"/>| _RS"</text:p>
            <text:p><text:s/>19 <text:s text:c="2"/>| 3A 22 62 65 <text:s text:c="4"/>| :"be</text:p>
            <text:p><text:s/>20 <text:s text:c="2"/>| 74 33 22 2C <text:s text:c="4"/>| t3",</text:p>
            <text:p><text:s/>21 <text:s text:c="2"/>| 22 70 72 6F <text:s text:c="4"/>| "pro</text:p>
            <text:p><text:s/>22 <text:s text:c="2"/>| 70 65 72 74 <text:s text:c="4"/>| pert</text:p>
            <text:p><text:s/>23 <text:s text:c="2"/>| 69 65 73 22 <text:s text:c="4"/>| ies"</text:p>
            <text:p><text:s/>24 <text:s text:c="2"/>| 3A 7B 22 4E <text:s text:c="4"/>| :{"N</text:p>
            <text:p><text:s/>25 <text:s text:c="2"/>| 61 6D 65 22 <text:s text:c="4"/>| ame"</text:p>
            <text:p><text:s/>26 <text:s text:c="2"/>| 3A 7B 22 69 <text:s text:c="4"/>| :{"i</text:p>
            <text:p><text:s/>27 <text:s text:c="2"/>| 6E 69 74 22 <text:s text:c="4"/>| nit"</text:p>
            <text:p><text:s/>28 <text:s text:c="2"/>| 3A 22 42 50 <text:s text:c="4"/>| :"BP</text:p>
            <text:p><text:s/>29 <text:s text:c="2"/>| 55 43 4B 5F <text:s text:c="4"/>| UCK_</text:p>
            <text:p><text:s/>30 <text:s text:c="2"/>| 49 44 5F 31 <text:s text:c="4"/>| ID_1</text:p>
            <text:p><text:s/>31 <text:s text:c="2"/>| 35 43 48 41 <text:s text:c="4"/>| 5CHA</text:p>
            <text:p><text:s/>32 <text:s text:c="2"/>| 52 22 2C 22 <text:s text:c="4"/>| R","</text:p>
            <text:p><text:s/>33 <text:s text:c="2"/>| 76 61 6C 75 <text:s text:c="4"/>| valu</text:p>
            <text:p><text:s/>34 <text:s text:c="2"/>| 65 22 3A 22 <text:s text:c="4"/>| e":"</text:p>
            <text:p><text:s/>35 <text:s text:c="2"/>| 53 46 22 7D <text:s text:c="4"/>| SF"}</text:p>
            <text:p><text:s/>36 <text:s text:c="2"/>| 2C 22 45 4E <text:s text:c="4"/>| ,"EN</text:p>
            <text:p><text:s/>37 <text:s text:c="2"/>| 22 3A 7B 22 <text:s text:c="4"/>| ":{"</text:p>
            <text:p><text:s/>38 <text:s text:c="2"/>| 69 6E 69 74 <text:s text:c="4"/>| init</text:p>
            <text:p><text:s/>39 <text:s text:c="2"/>| 22 3A 30 2C <text:s text:c="4"/>| ":0,</text:p>
            <text:p><text:s/>40 <text:s text:c="2"/>| 22 76 61 6C <text:s text:c="4"/>| "val</text:p>
            <text:p><text:s/>41 <text:s text:c="2"/>| 75 65 22 3A <text:s text:c="4"/>| ue":</text:p>
            <text:p><text:s/>42 <text:s text:c="2"/>| 31 7D 2C 22 <text:s text:c="4"/>| 1},"</text:p>
            <text:p><text:s/>43 <text:s text:c="2"/>| 50 6F 77 65 <text:s text:c="4"/>| Powe</text:p>
            <text:p><text:s/>44 <text:s text:c="2"/>| 72 22 3A 7B <text:s text:c="4"/>| r":{</text:p>
            <text:p><text:s/>45 <text:s text:c="2"/>| 22 69 74 65 <text:s text:c="4"/>| "ite</text:p>
            <text:p><text:s/>46 <text:s text:c="2"/>| 6D 73 22 3A <text:s text:c="4"/>| ms":</text:p>
            <text:p><text:s/>47 <text:s text:c="2"/>| 5B 2D 34 30 <text:s text:c="4"/>| [-40</text:p>
            <text:p><text:s/>48 <text:s text:c="2"/>| 2C 2D 32 30 <text:s text:c="4"/>| ,-20</text:p>
            <text:p><text:s/>49 <text:s text:c="2"/>| 2C 2D 31 36 <text:s text:c="4"/>| ,-16</text:p>
            <text:p><text:s/>50 <text:s text:c="2"/>| 2C 2D 31 32 <text:s text:c="4"/>| ,-12</text:p>
            <text:p><text:s/>51 <text:s text:c="2"/>| 2C 2D 38 2C <text:s text:c="4"/>| ,-8,</text:p>
            <text:p><text:s/>52 <text:s text:c="2"/>| 2D 34 2C 30 <text:s text:c="4"/>| -4,0</text:p>
            <text:p><text:s/>53 <text:s text:c="2"/>| 2C 33 2C 34 <text:s text:c="4"/>| ,3,4</text:p>
            <text:p><text:s/>54 <text:s text:c="2"/>| 5D 2C 22 69 <text:s text:c="4"/>| ],"i</text:p>
            <text:p><text:s/>55 <text:s text:c="2"/>| 6E 69 74 22 <text:s text:c="4"/>| nit"</text:p>
            <text:p><text:s/>56 <text:s text:c="2"/>| 3A 30 2C 22 <text:s text:c="4"/>| :0,"</text:p>
            <text:p><text:s/>57 <text:s text:c="2"/>| 76 61 6C 75 <text:s text:c="4"/>| valu</text:p>
            <text:p><text:s/>58 <text:s text:c="2"/>| 65 22 3A 34 <text:s text:c="4"/>| e":4</text:p>
            <text:p><text:s/>59 <text:s text:c="2"/>| 7D 2C 22 46 <text:s text:c="4"/>| },"F</text:p>
            <text:p><text:s/>60 <text:s text:c="2"/>| 6F 72 6D 61 <text:s text:c="4"/>| orma</text:p>
            <text:p><text:s/>61 <text:s text:c="2"/>| 74 22 3A 7B <text:s text:c="4"/>| t":{</text:p>
            <text:p><text:s/>62 <text:s text:c="2"/>| 22 69 74 65 <text:s text:c="4"/>| "ite</text:p>
            <text:p><text:s/>63 <text:s text:c="2"/>| 6D 73 22 3A <text:s text:c="4"/>| ms":</text:p>
            <text:p><text:s/>64 <text:s text:c="2"/>| 5B 22 49 64 <text:s text:c="4"/>| ["Id</text:p>
            <text:p><text:s/>65 <text:s text:c="2"/>| 22 2C 22 69 <text:s text:c="4"/>| ","i</text:p>
            <text:p><text:s/>66 <text:s text:c="2"/>| 42 65 61 63 <text:s text:c="4"/>| Beac</text:p>
            <text:p><text:s/>67 <text:s text:c="2"/>| 6F 6E 22 2C <text:s text:c="4"/>| on",</text:p>
            <text:p><text:s/>68 <text:s text:c="2"/>| 22 45 64 64 <text:s text:c="4"/>| "Edd</text:p>
            <text:p><text:s/>69 <text:s text:c="2"/>| 79 73 74 6F <text:s text:c="4"/>| ysto</text:p>
            <text:p><text:s/>70 <text:s text:c="2"/>| 6E 65 22 5D <text:s text:c="4"/>| ne"]</text:p>
            <text:p><text:s/>71 <text:s text:c="2"/>| 2C 22 69 6E <text:s text:c="4"/>| ,"in</text:p>
            <text:p><text:s/>72 <text:s text:c="2"/>| 69 74 22 3A <text:s text:c="4"/>| it":</text:p>
            <text:p><text:s/>73 <text:s text:c="2"/>| 22 49 64 22 <text:s text:c="4"/>| "Id"</text:p>
            <text:p><text:s/>74 <text:s text:c="2"/>| 2C 22 76 61 <text:s text:c="4"/>| ,"va</text:p>
            <text:p><text:s/>75 <text:s text:c="2"/>| 6C 75 65 22 <text:s text:c="4"/>| lue"</text:p>
            <text:p><text:s/>76 <text:s text:c="2"/>| 3A 22 49 64 <text:s text:c="4"/>| :"Id</text:p>
            <text:p><text:s/>77 <text:s text:c="2"/>| 22 7D 2C 22 <text:s text:c="4"/>| "},"</text:p>
            <text:p><text:s/>78 <text:s text:c="2"/>| 41 64 76 52 <text:s text:c="4"/>| AdvR</text:p>
            <text:p><text:s/>79 <text:s text:c="2"/>| 65 63 22 3A <text:s text:c="4"/>| ec":</text:p>
            <text:p><text:s/>80 <text:s text:c="2"/>| 7B 22 6D 69 <text:s text:c="4"/>| {"mi</text:p>
            <text:p><text:s/>81 <text:s text:c="2"/>| 6E 69 6D 75 <text:s text:c="4"/>| nimu</text:p>
            <text:p><text:s/>82 <text:s text:c="2"/>| 6D 22 3A 30 <text:s text:c="4"/>| m":0</text:p>
            <text:p><text:s/>83 <text:s text:c="2"/>| 2E 31 2C 22 <text:s text:c="4"/>| .1,"</text:p>
            <text:p><text:s/>84 <text:s text:c="2"/>| 6D 61 78 69 <text:s text:c="4"/>| maxi</text:p>
            <text:p><text:s/>85 <text:s text:c="2"/>| 6D 75 6D 22 <text:s text:c="4"/>| mum"</text:p>
            <text:p><text:s/>86 <text:s text:c="2"/>| 3A 31 30 2C <text:s text:c="4"/>| :10,</text:p>
            <text:p><text:s/>87 <text:s text:c="2"/>| 22 69 6E 69 <text:s text:c="4"/>| "ini</text:p>
            <text:p><text:s/>88 <text:s text:c="2"/>| 74 22 3A 33 <text:s text:c="4"/>| t":3</text:p>
            <text:p><text:s/>89 <text:s text:c="2"/>| 2C 22 76 61 <text:s text:c="4"/>| ,"va</text:p>
            <text:p><text:s/>90 <text:s text:c="2"/>| 6C 75 65 22 <text:s text:c="4"/>| lue"</text:p>
            <text:p><text:s/>91 <text:s text:c="2"/>| 3A 31 30 7D <text:s text:c="4"/>| :10}</text:p>
            <text:p><text:s/>92 <text:s text:c="2"/>| 2C 22 4D 66 <text:s text:c="4"/>| ,"Mf</text:p>
            <text:p><text:s/>93 <text:s text:c="2"/>| 72 44 61 74 <text:s text:c="4"/>| rDat</text:p>
            <text:p><text:s/>94 <text:s text:c="2"/>| 61 22 3A 7B <text:s text:c="4"/>| a":{</text:p>
            <text:p><text:s/>95 <text:s text:c="2"/>| 22 69 6E 69 <text:s text:c="4"/>| "ini</text:p>
            <text:p><text:s/>96 <text:s text:c="2"/>| 74 22 3A 30 <text:s text:c="4"/>| t":0</text:p>
            <text:p><text:s/>97 <text:s text:c="2"/>| 2C 22 76 61 <text:s text:c="4"/>| ,"va</text:p>
            <text:p><text:s/>98 <text:s text:c="2"/>| 6C 75 65 22 <text:s text:c="4"/>| lue"</text:p>
            <text:p><text:s/>99 <text:s text:c="2"/>| 3A 31 7D 2C <text:s text:c="4"/>| :1},</text:p>
            <text:p>100 <text:s text:c="2"/>| 22 4D 66 72 <text:s text:c="4"/>| "Mfr</text:p>
            <text:p>101 <text:s text:c="2"/>| 49 44 22 3A <text:s text:c="4"/>| ID":</text:p>
            <text:p>102 <text:s text:c="2"/>| 7B 22 69 6E <text:s text:c="4"/>| {"in</text:p>
            <text:p>103 <text:s text:c="2"/>| 69 74 22 3A <text:s text:c="4"/>| it":</text:p>
            <text:p>104 <text:s text:c="2"/>| 22 30 31 30 <text:s text:c="4"/>| "010</text:p>
            <text:p>105 <text:s text:c="2"/>| 32 30 33 30 <text:s text:c="4"/>| 2030</text:p>
            <text:p>106 <text:s text:c="2"/>| 34 30 35 30 <text:s text:c="4"/>| 4050</text:p>
            <text:p>107 <text:s text:c="2"/>| 36 22 2C 22 <text:s text:c="4"/>| 6","</text:p>
            <text:p>108 <text:s text:c="2"/>| 76 61 6C 75 <text:s text:c="4"/>| valu</text:p>
            <text:p>109 <text:s text:c="2"/>| 65 22 3A 22 <text:s text:c="4"/>| e":"</text:p>
            <text:p>110 <text:s text:c="2"/>| 30 30 30 30 <text:s text:c="4"/>| 0000</text:p>
            <text:p>111 <text:s text:c="2"/>| 30 30 30 30 <text:s text:c="4"/>| 0000</text:p>
            <text:p>112 <text:s text:c="2"/>| 30 30 30 30 <text:s text:c="4"/>| 0000</text:p>
            <text:p>113 <text:s text:c="2"/>| 22 7D 2C 22 <text:s text:c="4"/>| "},"</text:p>
            <text:p>114 <text:s text:c="2"/>| 42 61 74 74 <text:s text:c="4"/>| Batt</text:p>
            <text:p>115 <text:s text:c="2"/>| 56 6F 6C 74 <text:s text:c="4"/>| Volt</text:p>
            <text:p>116 <text:s text:c="2"/>| 53 52 22 3A <text:s text:c="4"/>| SR":</text:p>
            <text:p>117 <text:s text:c="2"/>| 7B 22 69 6E <text:s text:c="4"/>| {"in</text:p>
            <text:p>118 <text:s text:c="2"/>| 69 74 22 3A <text:s text:c="4"/>| it":</text:p>
            <text:p>119 <text:s text:c="2"/>| 30 2C 22 76 <text:s text:c="4"/>| 0,"v</text:p>
            <text:p>120 <text:s text:c="2"/>| 61 6C 75 65 <text:s text:c="4"/>| alue</text:p>
            <text:p>121 <text:s text:c="2"/>| 22 3A 31 7D <text:s text:c="4"/>| ":1}</text:p>
            <text:p>122 <text:s text:c="2"/>| 2C 22 55 55 <text:s text:c="4"/>| ,"UU</text:p>
            <text:p>123 <text:s text:c="2"/>| 49 44 22 3A <text:s text:c="4"/>| ID":</text:p>
            <text:p>124 <text:s text:c="2"/>| 7B 22 69 6E <text:s text:c="4"/>| {"in</text:p>
            <text:p>125 <text:s text:c="2"/>| 69 74 22 3A <text:s text:c="4"/>| it":</text:p>
            <text:p>126 <text:s text:c="2"/>| 22 30 31 30 <text:s text:c="4"/>| "010</text:p>
            <text:p>127 <text:s text:c="2"/>| 32 30 33 30 <text:s text:c="4"/>| 2030</text:p>
            <text:p>128 <text:s text:c="2"/>| 34 30 35 30 <text:s text:c="4"/>| 4050</text:p>
            <text:p>129 <text:s text:c="2"/>| 36 30 37 30 <text:s text:c="4"/>| 6070</text:p>
            <text:p>130 <text:s text:c="2"/>| 38 30 39 30 <text:s text:c="4"/>| 8090</text:p>
            <text:p>131 <text:s text:c="2"/>| 41 30 42 30 <text:s text:c="4"/>| A0B0</text:p>
            <text:p>132 <text:s text:c="2"/>| 43 30 44 30 <text:s text:c="4"/>| C0D0</text:p>
            <text:p>133 <text:s text:c="2"/>| 45 30 46 31 <text:s text:c="4"/>| E0F1</text:p>
            <text:p>134 <text:s text:c="2"/>| 30 22 2C 22 <text:s text:c="4"/>| 0","</text:p>
            <text:p>135 <text:s text:c="2"/>| 76 61 6C 75 <text:s text:c="4"/>| valu</text:p>
            <text:p>136 <text:s text:c="2"/>| 65 22 3A 22 <text:s text:c="4"/>| e":"</text:p>
            <text:p>137 <text:s text:c="2"/>| 30 31 30 32 <text:s text:c="4"/>| 0102</text:p>
            <text:p>138 <text:s text:c="2"/>| 30 33 30 34 <text:s text:c="4"/>| 0304</text:p>
            <text:p>139 <text:s text:c="2"/>| 30 35 30 36 <text:s text:c="4"/>| 0506</text:p>
            <text:p>140 <text:s text:c="2"/>| 30 37 30 38 <text:s text:c="4"/>| 0708</text:p>
            <text:p>141 <text:s text:c="2"/>| 30 39 30 41 <text:s text:c="4"/>| 090A</text:p>
            <text:p>142 <text:s text:c="2"/>| 30 42 30 43 <text:s text:c="4"/>| 0B0C</text:p>
            <text:p>143 <text:s text:c="2"/>| 30 44 30 45 <text:s text:c="4"/>| 0D0E</text:p>
            <text:p>144 <text:s text:c="2"/>| 30 46 31 30 <text:s text:c="4"/>| 0F10</text:p>
            <text:p>145 <text:s text:c="2"/>| 22 7D 2C 22 <text:s text:c="4"/>| "},"</text:p>
            <text:p>146 <text:s text:c="2"/>| 4D 61 6A 6F <text:s text:c="4"/>| Majo</text:p>
            <text:p>147 <text:s text:c="2"/>| 72 22 3A 7B <text:s text:c="4"/>| r":{</text:p>
            <text:p>148 <text:s text:c="2"/>| 22 69 6E 69 <text:s text:c="4"/>| "ini</text:p>
            <text:p>149 <text:s text:c="2"/>| 74 22 3A 22 <text:s text:c="4"/>| t":"</text:p>
            <text:p>150 <text:s text:c="2"/>| 30 32 30 42 <text:s text:c="4"/>| 020B</text:p>
            <text:p>151 <text:s text:c="2"/>| 22 2C 22 76 <text:s text:c="4"/>| ","v</text:p>
            <text:p>152 <text:s text:c="2"/>| 61 6C 75 65 <text:s text:c="4"/>| alue</text:p>
            <text:p>153 <text:s text:c="2"/>| 22 3A 22 30 <text:s text:c="4"/>| ":"0</text:p>
            <text:p>154 <text:s text:c="2"/>| 32 30 42 22 <text:s text:c="4"/>| 20B"</text:p>
            <text:p>155 <text:s text:c="2"/>| 7D 2C 22 4D <text:s text:c="4"/>| },"M</text:p>
            <text:p>156 <text:s text:c="2"/>| 69 6E 6F 72 <text:s text:c="4"/>| inor</text:p>
            <text:p>157 <text:s text:c="2"/>| 22 3A 7B 22 <text:s text:c="4"/>| ":{"</text:p>
            <text:p>158 <text:s text:c="2"/>| 69 6E 69 74 <text:s text:c="4"/>| init</text:p>
            <text:p>159 <text:s text:c="2"/>| 22 3A 22 30 <text:s text:c="4"/>| ":"0</text:p>
            <text:p>160 <text:s text:c="2"/>| 31 30 41 22 <text:s text:c="4"/>| 10A"</text:p>
            <text:p>161 <text:s text:c="2"/>| 2C 22 76 61 <text:s text:c="4"/>| ,"va</text:p>
            <text:p>162 <text:s text:c="2"/>| 6C 75 65 22 <text:s text:c="4"/>| lue"</text:p>
            <text:p>163 <text:s text:c="2"/>| 3A 22 30 31 <text:s text:c="4"/>| :"01</text:p>
            <text:p>164 <text:s text:c="2"/>| 30 41 22 7D <text:s text:c="4"/>| 0A"}</text:p>
            <text:p>165 <text:s text:c="2"/>| 2C 22 4E 49 <text:s text:c="4"/>| ,"NI</text:p>
            <text:p>166 <text:s text:c="2"/>| 44 22 3A 7B <text:s text:c="4"/>| D":{</text:p>
            <text:p>167 <text:s text:c="2"/>| 22 69 6E 69 <text:s text:c="4"/>| "ini</text:p>
            <text:p>168 <text:s text:c="2"/>| 74 22 3A 22 <text:s text:c="4"/>| t":"</text:p>
            <text:p>169 <text:s text:c="2"/>| 30 31 30 32 <text:s text:c="4"/>| 0102</text:p>
            <text:p>170 <text:s text:c="2"/>| 30 33 30 34 <text:s text:c="4"/>| 0304</text:p>
            <text:p>171 <text:s text:c="2"/>| 30 35 30 36 <text:s text:c="4"/>| 0506</text:p>
            <text:p>172 <text:s text:c="2"/>| 30 37 30 38 <text:s text:c="4"/>| 0708</text:p>
            <text:p>173 <text:s text:c="2"/>| 30 39 30 41 <text:s text:c="4"/>| 090A</text:p>
            <text:p>174 <text:s text:c="2"/>| 22 2C 22 76 <text:s text:c="4"/>| ","v</text:p>
            <text:p>175 <text:s text:c="2"/>| 61 6C 75 65 <text:s text:c="4"/>| alue</text:p>
            <text:p>176 <text:s text:c="2"/>| 22 3A 22 30 <text:s text:c="4"/>| ":"0</text:p>
            <text:p>177 <text:s text:c="2"/>| 31 30 32 30 <text:s text:c="4"/>| 1020</text:p>
            <text:p>178 <text:s text:c="2"/>| 33 30 34 30 <text:s text:c="4"/>| 3040</text:p>
            <text:p>179 <text:s text:c="2"/>| 35 30 36 30 <text:s text:c="4"/>| 5060</text:p>
            <text:p>180 <text:s text:c="2"/>| 37 30 38 30 <text:s text:c="4"/>| 7080</text:p>
            <text:p>181 <text:s text:c="2"/>| 39 30 41 22 <text:s text:c="4"/>| 90A"</text:p>
            <text:p>182 <text:s text:c="2"/>| 7D 2C 22 42 <text:s text:c="4"/>| },"B</text:p>
            <text:p>183 <text:s text:c="2"/>| 49 44 22 3A <text:s text:c="4"/>| ID":</text:p>
            <text:p>184 <text:s text:c="2"/>| 7B 22 69 6E <text:s text:c="4"/>| {"in</text:p>
            <text:p>185 <text:s text:c="2"/>| 69 74 22 3A <text:s text:c="4"/>| it":</text:p>
            <text:p>186 <text:s text:c="2"/>| 22 30 31 30 <text:s text:c="4"/>| "010</text:p>
            <text:p>187 <text:s text:c="2"/>| 32 30 33 30 <text:s text:c="4"/>| 2030</text:p>
            <text:p>188 <text:s text:c="2"/>| 34 30 41 30 <text:s text:c="4"/>| 40A0</text:p>
            <text:p>189 <text:s text:c="2"/>| 42 22 2C 22 <text:s text:c="4"/>| B","</text:p>
            <text:p>190 <text:s text:c="2"/>| 76 61 6C 75 <text:s text:c="4"/>| valu</text:p>
            <text:p>191 <text:s text:c="2"/>| 65 22 3A 22 <text:s text:c="4"/>| e":"</text:p>
            <text:p>192 <text:s text:c="2"/>| 30 31 30 32 <text:s text:c="4"/>| 0102</text:p>
            <text:p>193 <text:s text:c="2"/>| 30 33 30 34 <text:s text:c="4"/>| 0304</text:p>
            <text:p>194 <text:s text:c="2"/>| 30 41 30 42 <text:s text:c="4"/>| 0A0B</text:p>
            <text:p>195 <text:s text:c="2"/>| 22 7D 7D 7D <text:s text:c="4"/>| "}}}</text:p>
            <text:p>196 <text:s text:c="2"/>| FE 42 42 42 <text:s text:c="4"/>| þBBB</text:p>
            <text:p>197 <text:s text:c="2"/>| 42 42 42 42 <text:s text:c="4"/>| BBBB</text:p>
            <text:p>198 <text:s text:c="2"/>| 42 42 42 42 <text:s text:c="4"/>| BBBB</text:p>
            <text:p>199 <text:s text:c="2"/>| 42 42 42 42 <text:s text:c="4"/>| BBBB</text:p>
            <text:p>200 <text:s text:c="2"/>| 3A 22 62 65 <text:s text:c="4"/>| :"be</text:p>
            <text:p>201 <text:s text:c="2"/>| 74 33 22 7D <text:s text:c="4"/>| t3"}</text:p>
            <text:p>202 <text:s text:c="2"/>| FE 00 00 00 <text:s text:c="4"/>| þ</text:p>
            <text:p>203 <text:s text:c="2"/>| 2E 30 2C 22 <text:s text:c="4"/>| .0,"</text:p>
            <text:p>204 <text:s text:c="2"/>| 69 6E 69 74 <text:s text:c="4"/>| init</text:p>
            <text:p>205 <text:s text:c="2"/>| 22 3A 31 30 <text:s text:c="4"/>| ":10</text:p>
            <text:p>206 <text:s text:c="2"/>| 2E 30 2C 22 <text:s text:c="4"/>| .0,"</text:p>
            <text:p>207 <text:s text:c="2"/>| 76 61 6C 75 <text:s text:c="4"/>| valu</text:p>
            <text:p>208 <text:s text:c="2"/>| 65 22 3A 38 <text:s text:c="4"/>| e":8</text:p>
            <text:p>209 <text:s text:c="2"/>| 36 34 30 30 <text:s text:c="4"/>| 6400</text:p>
            <text:p>210 <text:s text:c="2"/>| 2E 30 7D 2C <text:s text:c="4"/>| .0},</text:p>
            <text:p>211 <text:s text:c="2"/>| 22 41 63 63 <text:s text:c="4"/>| "Acc</text:p>
            <text:p>212 <text:s text:c="2"/>| 54 68 72 65 <text:s text:c="4"/>| Thre</text:p>
            <text:p>213 <text:s text:c="2"/>| 73 68 22 3A <text:s text:c="4"/>| sh":</text:p>
            <text:p>214 <text:s text:c="2"/>| 7B 22 6D 69 <text:s text:c="4"/>| {"mi</text:p>
            <text:p>215 <text:s text:c="2"/>| 6E 69 6D 75 <text:s text:c="4"/>| nimu</text:p>
            <text:p>216 <text:s text:c="2"/>| 6D 22 3A 33 <text:s text:c="4"/>| m":3</text:p>
            <text:p>217 <text:s text:c="2"/>| 32 2C 22 6D <text:s text:c="4"/>| 2,"m</text:p>
            <text:p>218 <text:s text:c="2"/>| 61 78 69 6D <text:s text:c="4"/>| axim</text:p>
            <text:p>219 <text:s text:c="2"/>| 75 6D 22 3A <text:s text:c="4"/>| um":</text:p>
            <text:p>220 <text:s text:c="2"/>| 38 30 30 30 <text:s text:c="4"/>| 8000</text:p>
            <text:p>221 <text:s text:c="2"/>| 2C 22 69 6E <text:s text:c="4"/>| ,"in</text:p>
            <text:p>222 <text:s text:c="2"/>| 69 74 22 3A <text:s text:c="4"/>| it":</text:p>
            <text:p>223 <text:s text:c="2"/>| 31 30 30 30 <text:s text:c="4"/>| 1000</text:p>
            <text:p>224 <text:s text:c="2"/>| 00 00 00 00 <text:s text:c="4"/>|<text:s/></text:p>
            <text:p>225 <text:s text:c="2"/>| 00 00 00 00 <text:s text:c="4"/>|<text:s/></text:p>
            <text:p>226 <text:s text:c="2"/>| 00 00 00 00 <text:s text:c="4"/>|<text:s/></text:p>
            <text:p>227 <text:s text:c="2"/>| 00 00 00 FF <text:s text:c="4"/>| ÿ</text:p>
            <text:p>228 <text:s text:c="2"/>| 00 00 00 00 <text:s text:c="4"/>|<text:s/></text:p>
            <text:p>229 <text:s text:c="2"/>| 00 00 00 00 <text:s text:c="4"/>|<text:s/></text:p>
            <text:p>230 <text:s text:c="2"/>| 00 00 00 00 <text:s text:c="4"/>|<text:s/></text:p>
            <text:p>231 <text:s text:c="2"/>| 00 00 00 00 <text:s text:c="4"/>|</text:p>
            <text:p>232 <text:s text:c="2"/>| 09 31 F8 48 <text:s text:c="4"/>| <text:s text:c="6"/>1øH</text:p>
            <text:p>233 <text:s text:c="2"/>| 08 01 00 00 <text:s text:c="4"/>|<text:s/></text:p>
            <text:p>234 <text:s text:c="2"/>| Fehler: SW1=63, SW2=00</text:p>
            <text:p>235 <text:s text:c="2"/>| Fehler: SW1=63, SW2=00</text:p>
            <text:p>236 <text:s text:c="2"/>| Fehler: SW1=63, SW2=00</text:p>
            <text:p>237 <text:s text:c="2"/>| Fehler: SW1=63, SW2=00</text:p>
            <text:p>238 <text:s text:c="2"/>| Fehler: SW1=63, SW2=00</text:p>
            <text:p>239 <text:s text:c="2"/>| Fehler: SW1=63, SW2=00</text:p>
          </table:table-cell>
          <table:table-cell office:value-type="string" table:style-name="ce2">
            <text:p>223 <text:s text:c="2"/>| 31 30 30 30 <text:s text:c="4"/>| 1000</text:p>
            <text:p>224 <text:s text:c="2"/>| 00 00 00 00 <text:s text:c="4"/>|<text:s/></text:p>
            <text:p>225 <text:s text:c="2"/>| 00 00 00 00 <text:s text:c="4"/>|<text:s/></text:p>
            <text:p>226 <text:s text:c="2"/>| 00 00 00 00 <text:s text:c="4"/>|<text:s/></text:p>
            <text:p>227 <text:s text:c="2"/>| 00 00 00 FF <text:s text:c="4"/>| ÿ</text:p>
            <text:p>228 <text:s text:c="2"/>| 00 00 00 00 <text:s text:c="4"/>|<text:s/></text:p>
            <text:p>229 <text:s text:c="2"/>| 00 00 00 00 <text:s text:c="4"/>|<text:s/></text:p>
            <text:p>230 <text:s text:c="2"/>| 00 00 00 00 <text:s text:c="4"/>|<text:s/></text:p>
            <text:p>231 <text:s text:c="2"/>| 00 00 00 00 <text:s text:c="4"/>|</text:p>
            <text:p>232 <text:s text:c="2"/>| 09 31 F8 48 <text:s text:c="4"/>| <text:s text:c="6"/>1øH</text:p>
            <text:p>233 <text:s text:c="2"/>| 08 01 00 00 <text:s text:c="4"/>|</text:p>
          </table:table-cell>
          <table:table-cell office:value-type="string" table:style-name="ce3">
            <text:p>ÅDáïÿüÂðr/json{"title":"3.0.3","Info":"BLE_FW_NRG","FW_RS":"bet3","properties":{"Name":{"init":"BPUCK_ID_15CHAR","value":"SF"},"EN":{"init":0,"value":1},"Power":{"items":[-40,-20,-16,-12,-8,-4,0,3,4],"init":0,"value":4},"Format":{"items":["Id","iBeacon","Eddystone"],"init":"Id","value":"Id"},"AdvRec":{"minimum":0.1,"maximum":10,"init":3,"value":10},"MfrData":{"init":0,"value":1},"MfrID":{"init":"010203040506","value":"000000000000"},"BattVoltSR":{"init":0,"value":1},"UUID":{"init":"0102030405060708090A0B0C0D0E0F10","value":"0102030405060708090A0B0C0D0E0F10"},"Major":{"init":"020B","value":"020B"},"Minor":{"init":"010A","value":"010A"},"NID":{"init":"0102030405060708090A","value":"0102030405060708090A"},"BID":{"init":"010203040A0B","value":"010203040A0B"}}}þBBBBBBBBBBBBBBB:"bet3"}þ.0,"init":10.0,"value":86400.0},"AccThresh":{"minimum":32,"maximum":8000,"init":1000ÿ1øH</text:p>
          </table:table-cell>
          <table:table-cell office:value-type="string" table:style-name="ce5">
            <text:p> <text:span text:style-name="T1">752 Zeichen</text:span>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Daniil Schiller // SF-DIGITAL</meta:initial-creator>
    <dc:creator>Daniil Schiller // SF-DIGITAL</dc:creator>
    <meta:creation-date>2025-05-21T12:18:51Z</meta:creation-date>
    <dc:date>2025-05-21T13:28:20Z</dc:date>
  </office:meta>
</office:document-meta>
</file>